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F00000171D596AC67DC8FC6D3.png" manifest:media-type="image/png"/>
  <manifest:file-entry manifest:full-path="Pictures/10000000000001A10000017FA12A8AABA0974A99.png" manifest:media-type="image/png"/>
  <manifest:file-entry manifest:full-path="Pictures/100000000000015B000001296A325EB385FFD711.png" manifest:media-type="image/png"/>
  <manifest:file-entry manifest:full-path="Pictures/10000000000001D80000017C38A3746390322D9E.png" manifest:media-type="image/png"/>
  <manifest:file-entry manifest:full-path="Pictures/100000000000012F0000015DE0E4CD45DCCE7D0B.png" manifest:media-type="image/png"/>
  <manifest:file-entry manifest:full-path="Pictures/10000000000001B6000001584B8E39DEEF40151F.png" manifest:media-type="image/png"/>
  <manifest:file-entry manifest:full-path="Pictures/100000000000016D000001400312EDC4087653FA.png" manifest:media-type="image/png"/>
  <manifest:file-entry manifest:full-path="Pictures/10000000000001F000000124A7FE91849D09B052.png" manifest:media-type="image/png"/>
  <manifest:file-entry manifest:full-path="Pictures/1000000000000155000000B82C9B18C403103B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8457in" svg:height="3.8055in" draw:z-index="0"><draw:image xlink:href="Pictures/10000000000001B6000001584B8E39DEEF4015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1.5484in" svg:y="0.1173in" svg:width="4.1346in" svg:height="3.6252in" draw:z-index="2"><draw:image xlink:href="Pictures/100000000000016D000001400312EDC4087653F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1547in" svg:y="0.1in" svg:width="3.828in" svg:height="2.0654in" draw:z-index="1"><draw:image xlink:href="Pictures/1000000000000155000000B82C9B18C403103B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Image4" text:anchor-type="paragraph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><draw:frame draw:style-name="fr3" draw:name="Image5" text:anchor-type="paragraph" svg:width="3.6071in" svg:height="4.1547in" draw:z-index="4"><draw:image xlink:href="Pictures/100000000000012F0000015DE0E4CD45DCCE7D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paragraph" svg:width="5.6189in" svg:height="4.5236in" draw:z-index="5"><draw:image xlink:href="Pictures/10000000000001D80000017C38A3746390322D9E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Image7" text:anchor-type="paragraph" svg:width="4.1311in" svg:height="3.5354in" draw:z-index="6"><draw:image xlink:href="Pictures/100000000000015B000001296A325EB385FFD71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span text:style-name="T1">HEROKU DEPLOYMENT</text:span></text:p>
      <text:p text:style-name="P1"><draw:frame draw:style-name="fr2" draw:name="Image8" text:anchor-type="paragraph" svg:x="0.9807in" svg:y="0in" svg:width="4.9646in" svg:height="4.5598in" draw:z-index="7"><draw:image xlink:href="Pictures/10000000000001A10000017FA12A8AABA0974A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9" text:anchor-type="paragraph" svg:width="5.8929in" svg:height="4.3929in" draw:z-index="8"><draw:image xlink:href="Pictures/10000000000001EF00000171D596AC67DC8FC6D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1-15T16:00:17.135078403</dc:date>
    <meta:editing-duration>PT5H10M39S</meta:editing-duration>
    <meta:editing-cycles>7</meta:editing-cycles>
    <meta:generator>LibreOffice/5.1.6.2$Linux_X86_64 LibreOffice_project/10m0$Build-2</meta:generator>
    <meta:document-statistic meta:table-count="0" meta:image-count="9" meta:object-count="0" meta:page-count="5" meta:paragraph-count="1" meta:word-count="2" meta:character-count="17" meta:non-whitespace-character-count="16"/>
  </office:meta>
</office:document-meta>
</file>